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opinion mining, keyword search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urzer Rückblick<text:tab/>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7. April 2017: </text:p>
              </text:list-item>
              <text:list-item>
                <text:p>Podiumsdiskussion mit Kandidaten zur Landtagswahl 2017 in NRW mit dem Thema “Inklusion”</text:p>
              </text:list-item>
              <text:list-item>
                <text:p/>
              </text:list-item>
              <text:list-item>
                <text:p>→ Wunsch, mehr als nur Parteiprogramme nach einem Stichwort zu durchsuchen</text:p>
              </text:list-item>
              <text:list-item>
                <text:p>→ Versuch, die Parlamentsreden im PDF-Format zu parsen (<text:a xlink:href="https://github.com/0LL13/parliParser" xlink:type="simple">https://github.com/0LL13/parliParser</text:a>)</text:p>
              </text:list-item>
              <text:list-item>
                <text:p>→ Keine befriedigenden Ergebniss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rint Herbst 2021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2H36M20S</meta:editing-duration>
    <meta:editing-cycles>3</meta:editing-cycles>
    <meta:generator>LibreOffice/6.4.7.2$Linux_X86_64 LibreOffice_project/40$Build-2</meta:generator>
    <dc:title>Alizarin</dc:title>
    <dc:date>2022-01-13T19:58:43.006358092</dc:date>
    <meta:document-statistic meta:object-count="49"/>
  </office:meta>
</office:document-meta>
</file>